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3d081d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6ac771"/>
    </style:style>
    <style:style style:name="P56" style:family="paragraph" style:parent-style-name="Standard">
      <style:paragraph-properties fo:text-align="center" style:justify-single-word="false"/>
      <style:text-properties officeooo:paragraph-rsid="0daef67d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daa4aef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faa7fc1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b43033"/>
    </style:style>
    <style:style style:name="P67" style:family="paragraph" style:parent-style-name="Standard">
      <style:text-properties officeooo:paragraph-rsid="0fb7f9a9"/>
    </style:style>
    <style:style style:name="P68" style:family="paragraph" style:parent-style-name="Standard">
      <style:text-properties officeooo:paragraph-rsid="0fc6bee0"/>
    </style:style>
    <style:style style:name="P69" style:family="paragraph" style:parent-style-name="Standard">
      <style:text-properties officeooo:paragraph-rsid="0fd6edde"/>
    </style:style>
    <style:style style:name="P70" style:family="paragraph" style:parent-style-name="Footnote">
      <style:text-properties officeooo:paragraph-rsid="0fe5d76c"/>
    </style:style>
    <style:style style:name="P71" style:family="paragraph" style:parent-style-name="Footnote">
      <style:text-properties officeooo:paragraph-rsid="0fec2fd1"/>
    </style:style>
    <style:style style:name="P72" style:family="paragraph" style:parent-style-name="Footnote">
      <style:text-properties officeooo:paragraph-rsid="0fed6741" fo:background-color="transparent"/>
    </style:style>
    <style:style style:name="P73" style:family="paragraph" style:parent-style-name="Standard">
      <style:text-properties officeooo:paragraph-rsid="0feebff8"/>
    </style:style>
    <style:style style:name="P74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5" style:family="paragraph" style:parent-style-name="Standard">
      <style:text-properties officeooo:paragraph-rsid="0ff7c12b"/>
    </style:style>
    <style:style style:name="P76" style:family="paragraph" style:parent-style-name="Footnote">
      <style:text-properties officeooo:paragraph-rsid="0ffc13d1"/>
    </style:style>
    <style:style style:name="P77" style:family="paragraph" style:parent-style-name="Footnote">
      <style:text-properties fo:language="en" fo:country="GB" officeooo:rsid="0e83c34e" officeooo:paragraph-rsid="0f40045a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text-properties officeooo:paragraph-rsid="0cb27039"/>
    </style:style>
    <style:style style:name="P84" style:family="paragraph" style:parent-style-name="Standard">
      <style:text-properties officeooo:paragraph-rsid="1000ee45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86" style:family="paragraph" style:parent-style-name="Standard">
      <style:text-properties officeooo:paragraph-rsid="0ff4e587"/>
    </style:style>
    <style:style style:name="P87" style:family="paragraph" style:parent-style-name="Standard">
      <style:text-properties officeooo:rsid="0dde9a1c" officeooo:paragraph-rsid="10022dc7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officeooo:rsid="0f28d107"/>
    </style:style>
    <style:style style:name="T207" style:family="text">
      <style:text-properties fo:language="en" fo:country="GB" officeooo:rsid="0fed6741"/>
    </style:style>
    <style:style style:name="T208" style:family="text">
      <style:text-properties fo:language="en" fo:country="GB" officeooo:rsid="0ff024dc"/>
    </style:style>
    <style:style style:name="T209" style:family="text">
      <style:text-properties officeooo:rsid="0fad59bb"/>
    </style:style>
    <style:style style:name="T21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1" style:family="text">
      <style:text-properties style:text-underline-style="solid" style:text-underline-width="auto" style:text-underline-color="font-color" officeooo:rsid="0ff4a399"/>
    </style:style>
    <style:style style:name="T212" style:family="text">
      <style:text-properties officeooo:rsid="0ffa97b0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6"><text:span text:style-name="T213">LTS stands for Long-Term Support, and this April </text:span><text:span text:style-name="Strong_20_Emphasis"><text:span text:style-name="T221"><text:user-field-get style:data-style-name="N0" text:name="Releaseyear">2022</text:user-field-get></text:span></text:span><text:span text:style-name="T214"><text:s/></text:span><text:span text:style-name="Strong_20_Emphasis"><text:span text:style-name="T217"><text:user-field-get text:name="Distro">Ubuntu</text:user-field-get></text:span></text:span><text:span text:style-name="T215"><text:s/></text:span><text:span text:style-name="T218"><text:user-field-get text:name="Version">22.04</text:user-field-get></text:span><text:span text:style-name="T218"><text:s/></text:span><text:span text:style-name="T219">LTS</text:span><text:span text:style-name="T218"> </text:span><text:span text:style-name="Strong_20_Emphasis"><text:span text:style-name="T220"><text:user-field-get text:name="Edition">Server</text:user-field-get></text:span></text:span><text:span text:style-name="T213"><text:s/>(codename jammy) will be supported for 5 years until April 2027, and with an Ubuntu </text:span><text:span text:style-name="T216">P</text:span><text:span text:style-name="T213">ro subscription (free for personal use) for 12 years until April 2034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5">user</text:span></text:span><text:span text:style-name="T156"><text:tab/><text:tab/></text:span><text:span text:style-name="T166"> <text:tab/><text:tab/><text:tab/> </text:span><text:span text:style-name="T157"><draw:control text:anchor-type="as-char" svg:y="-0.4cm" draw:z-index="14" draw:name="Gebruiker 1" draw:style-name="gr2" draw:text-style-name="P90" svg:width="6.4cm" svg:height="0.6cm" draw:control="control15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59">ull </text:span><text:span text:style-name="T167">na</text:span><text:span text:style-name="T169">me,</text:span><text:span text:style-name="T167"> </text:span><text:span text:style-name="T169">e.g.</text:span><text:span text:style-name="T167"> </text:span><text:span text:style-name="T168">J</text:span><text:span text:style-name="T174">ohn Doe</text:span><text:span text:style-name="T173">]</text:span></text:p>
      <text:p text:style-name="P73"><text:span text:style-name="Definition"><text:span text:style-name="T172">USER</text:span></text:span><text:span text:style-name="Definition"><text:span text:style-name="T204">na</text:span></text:span><text:span text:style-name="Definition"><text:span text:style-name="T206">me</text:span></text:span><text:span text:style-name="T171"><text:tab/><text:tab/><text:tab/> </text:span><text:span text:style-name="T171"><draw:control text:anchor-type="as-char" svg:y="-0.4cm" draw:z-index="15" draw:name="Gberuikersnaam 2" draw:style-name="gr2" draw:text-style-name="P90" svg:width="6.4cm" svg:height="0.6cm" draw:control="control16"><svg:title>Gebruikersnaam</svg:title><svg:desc>Korte naam, bijv. jan</svg:desc></draw:control></text:span><text:span text:style-name="T171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08">serv</text:span></text:span><text:span text:style-name="Definition"><text:span text:style-name="T204">ERNA</text:span></text:span><text:span text:style-name="Definition"><text:span text:style-name="T206">me</text:span></text:span><text:span text:style-name="T175"><text:tab/> <text:tab/> </text:span><draw:control text:anchor-type="as-char" svg:y="-0.4cm" draw:z-index="16" draw:name="Computernaam 1" draw:style-name="gr2" draw:text-style-name="P90" svg:width="6.4cm" svg:height="0.6cm" draw:control="control17"><svg:title>Computernaam</svg:title><svg:desc>Unieke naam van de computer</svg:desc></draw:control><text:span text:style-name="T204"><text:s text:c="2"/></text:span><text:span text:style-name="T176">[</text:span><text:span text:style-name="T182">N</text:span><text:span text:style-name="T177">a</text:span><text:span text:style-name="T181">me of the</text:span><text:span text:style-name="T177"> </text:span><text:span text:style-name="T183">server</text:span><text:span text:style-name="T178">, </text:span><text:span text:style-name="T181">e.g.</text:span><text:span text:style-name="T179"> </text:span><text:span text:style-name="T183">sv</text:span><text:span text:style-name="T180">02</text:span><text:span text:style-name="T176">]</text:span></text:p>
      <text:p text:style-name="P6"><text:span text:style-name="Definition"><text:span text:style-name="T185">USER</text:span></text:span><text:span text:style-name="T184"><text:tab/><text:tab/></text:span><text:span text:style-name="T166"> <text:tab/><text:tab/><text:tab/> </text:span><text:span text:style-name="T157"><draw:control text:anchor-type="as-char" svg:y="-0.4cm" draw:z-index="17" draw:name="Gebruiker 2" draw:style-name="gr2" draw:text-style-name="P90" svg:width="6.4cm" svg:height="0.6cm" draw:control="control18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60">ull </text:span><text:span text:style-name="T161">na</text:span><text:span text:style-name="T162">me</text:span><text:span text:style-name="T161"> possibly </text:span><text:span text:style-name="T165">2</text:span><text:span text:style-name="T198">nd</text:span><text:span text:style-name="T165"> </text:span><text:span text:style-name="T163">user</text:span><text:span text:style-name="T170">]</text:span></text:p>
      <text:p text:style-name="P73"><text:span text:style-name="Definition"><text:span text:style-name="T185">USERN</text:span></text:span><text:span text:style-name="Definition"><text:span text:style-name="T186">a</text:span></text:span><text:span text:style-name="Definition"><text:span text:style-name="T187">me</text:span></text:span><text:span text:style-name="Definition"><text:span text:style-name="T192"><text:tab/><text:tab/><text:tab/> </text:span></text:span><text:span text:style-name="T171"><draw:control text:anchor-type="as-char" svg:y="-0.4cm" draw:z-index="18" draw:name="Gberuikersnaam 1" draw:style-name="gr2" draw:text-style-name="P90" svg:width="6.4cm" svg:height="0.6cm" draw:control="control19"><svg:title>Gebruikersnaam</svg:title><svg:desc>Korte naam, bijv. jan</svg:desc></draw:control></text:span><text:span text:style-name="T171"><text:s text:c="2"/></text:span><text:span text:style-name="T189">[</text:span><text:span text:style-name="T191">U</text:span><text:span text:style-name="T190">ser</text:span><text:span text:style-name="T188"> </text:span><text:span text:style-name="T194">na</text:span><text:span text:style-name="T195">me</text:span><text:span text:style-name="T194"> possibly </text:span><text:span text:style-name="T197">2</text:span><text:span text:style-name="T199">nd</text:span><text:span text:style-name="T197"> </text:span><text:span text:style-name="T196">user</text:span><text:span text:style-name="T193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7"/>
      <text:p text:style-name="P37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3956184035" text:style-name="L1">
        <text:list-item>
          <text:p text:style-name="P80"><text:bookmark-start text:name="__RefNumPara__4083_1271708128"/>Prepar<text:span text:style-name="T209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6"><draw:control text:anchor-type="as-char" draw:z-index="7" draw:name="Vorm3_0" draw:style-name="gr1" draw:text-style-name="P8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6"><draw:control text:anchor-type="as-char" draw:z-index="12" draw:name="Vorm3_ 1" draw:style-name="gr1" draw:text-style-name="P8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67">Login any additional </text:span></text:span><text:span text:style-name="Definition"><text:span text:style-name="T203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7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5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4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4" office:value-type="string">
            <text:p text:style-name="P68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7"><draw:control text:anchor-type="as-char" draw:z-index="1" draw:name="Vorm6" draw:style-name="gr1" draw:text-style-name="P8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7"><draw:control text:anchor-type="as-char" draw:z-index="13" draw:name="Vorm 3" draw:style-name="gr1" draw:text-style-name="P89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66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82658500504034" text:continue-numbering="true" text:style-name="L1">
        <text:list-item>
          <text:p text:style-name="P81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7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9"><text:span text:style-name="T120">Boot the computer from</text:span><text:span text:style-name="T124"><text:note text:id="ftn4" text:note-class="footnote"><text:note-citation>1</text:note-citation><text:note-body><text:p text:style-name="P72"><text:span text:style-name="T80">Boot menu/Setup via one of the </text:span><text:span text:style-name="T81">f</text:span><text:span text:style-name="T80">requently used keys:</text:span><text:span text:style-name="T204"> </text:span><text:span text:style-name="T210">Esc</text:span><text:span text:style-name="T204">, </text:span><text:span text:style-name="T210">Delete</text:span><text:span text:style-name="T204">, </text:span><text:span text:style-name="T210">F1</text:span><text:span text:style-name="T204">, </text:span><text:span text:style-name="T210">F2</text:span><text:span text:style-name="T204">, </text:span><text:span text:style-name="T210">F9</text:span><text:span text:style-name="T204">, </text:span><text:span text:style-name="T210">F10</text:span><text:span text:style-name="T204">, </text:span><text:span text:style-name="T210">F11</text:span><text:span text:style-name="T204">, </text:span><text:span text:style-name="T207">or </text:span><text:span text:style-name="T210">F12</text:span><text:span text:style-name="T204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1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0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0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1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26"><draw:control text:anchor-type="as-char" draw:z-index="9" draw:name="Vorm 1" draw:style-name="gr1" draw:text-style-name="P89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15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8"><text:span text:style-name="Strong_20_Emphasis"><text:span text:style-name="T49"/></text:span></text:p>
      <text:list xml:id="list82659315220185" text:continue-numbering="true" text:style-name="L1">
        <text:list-item>
          <text:p text:style-name="P79"><text:span text:style-name="Strong_20_Emphasis"><text:span text:style-name="T59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7"><draw:control text:anchor-type="as-char" draw:z-index="3" draw:name="Vorm24" draw:style-name="gr1" draw:text-style-name="P8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6"><draw:control text:anchor-type="as-char" draw:z-index="19" draw:name="Vorm4_ 1" draw:style-name="gr1" draw:text-style-name="P89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useradd --create-home --comm<text:span text:style-name="T212">e</text:span>n<text:span text:style-name="T212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passwd <text:span text:style-name="T211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85"><text:span text:style-name="Strong_20_Emphasis"><text:span text:style-name="T66"><draw:control text:anchor-type="as-char" draw:z-index="20" draw:name="Vorm4_ 2" draw:style-name="gr1" draw:text-style-name="P89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84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6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6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7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7"><draw:control text:anchor-type="as-char" draw:z-index="5" draw:name="Vorm4_1" draw:style-name="gr1" draw:text-style-name="P89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4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3" office:value-type="string">
            <text:p text:style-name="P68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7"><draw:control text:anchor-type="as-char" draw:z-index="4" draw:name="Vorm37" draw:style-name="gr1" draw:text-style-name="P89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3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8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6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20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82660038985658" text:continue-numbering="true" text:style-name="L1">
        <text:list-item>
          <text:p text:style-name="P82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47"><draw:control text:anchor-type="as-char" draw:z-index="6" draw:name="Vorm40_0" draw:style-name="gr1" draw:text-style-name="P89" svg:width="0.35cm" svg:height="0.35cm" draw:control="control7"/></text:span></text:span></text:p>
          </table:table-cell>
          <table:table-cell table:style-name="Tabel2.A1" office:value-type="string">
            <text:p text:style-name="P62"><text:span text:style-name="Strong_20_Emphasis"><text:span text:style-name="T47"><draw:control text:anchor-type="as-char" draw:z-index="10" draw:name="Vorm40_ 1" draw:style-name="gr1" draw:text-style-name="P89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2"><text:span text:style-name="User_20_Entry"><text:span text:style-name="T83">Login any additional </text:span></text:span><text:span text:style-name="Definition"><text:span text:style-name="T202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7"><draw:control text:anchor-type="as-char" draw:z-index="8" draw:name="Vorm40_2" draw:style-name="gr1" draw:text-style-name="P89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47"><draw:control text:anchor-type="as-char" draw:z-index="11" draw:name="Vorm40_ 2" draw:style-name="gr1" draw:text-style-name="P89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2"/>
      <text:p text:style-name="P7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, </text:span></text:span><text:a xlink:type="simple" xlink:href="https://creativecommons.org/publicdomain/zero/1.0" text:style-name="Internet_20_link" text:visited-style-name="Visited_20_Internet_20_Link"><text:span text:style-name="Emphasis"><text:span text:style-name="T154">CC0 1.0 Universal</text:span></text:span></text:a><text:span text:style-name="Emphasis"><text:span text:style-name="T151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4-03-10T08:26:58.239558138">2024</text:date></text:span></text:span><text:span text:style-name="Emphasis"><text:span text:style-name="T1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10T08:26:58.001472274">10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08:26:57.891674621</dc:date>
    <meta:keyword>Installatie</meta:keyword>
    <meta:keyword>Checklist</meta:keyword>
    <meta:keyword>Linux</meta:keyword>
    <meta:editing-cycles>6851</meta:editing-cycles>
    <meta:editing-duration>P11DT23H31M49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8" meta:word-count="461" meta:character-count="2935" meta:non-whitespace-character-count="2500"/>
    <meta:user-defined meta:name="Info 1"/>
    <meta:user-defined meta:name="Info 2"/>
    <meta:user-defined meta:name="Info 3"/>
    <meta:user-defined meta:name="Info 4"/>
  </office:meta>
</office:document-meta>
</file>